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><text:span text:style-name="T6"><text:s text:c="2"/></text:span><text:span text:style-name="T6">js/es6/dom/json/</text:span><text:span text:style-name="T2">jquery</text:span></text:p>
            <text:p><text:span text:style-name="T2"><text:s text:c="2"/></text:span><text:span text:style-name="T2">ajax/xhr, fetch-api, axios</text:span></text:p>
            <text:p text:style-name="P1"><text:span text:style-name="T6"><text:s text:c="2"/></text:span><text:span text:style-name="T7">react/</text:span><text:span text:style-name="T8">redux</text:span><text:span text:style-name="T7">, </text:span><text:span text:style-name="T9">vue</text:span><text:span text:style-name="T10"> // state managers, angular</text:span></text:p>
            <text:p text:style-name="P1"><text:span text:style-name="T9"><text:s text:c="2"/></text:span><text:span text:style-name="T9">webpack, parcel, babel </text:span><text:span text:style-name="T10">// grunt, typescript</text:span></text:p>
            <text:p text:style-name="P1"><text:span text:style-name="T6"><text:s text:c="2"/></text:span><text:span text:style-name="T6">web storage, </text:span><text:span text:style-name="T2">workers</text:span></text:p>
            <text:p text:style-name="P1"><text:span text:style-name="T6"><text:s text:c="2"/></text:span><text:span text:style-name="T6">websockets/ws/socket.io</text:span></text:p>
            <text:p text:style-name="P1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, react/next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/sql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  <text:p><text:span text:style-name="T11"><text:s text:c="2"/></text:span><text:span text:style-name="T11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10-25T01:53:19.274000000</dc:date>
    <meta:editing-duration>PT2H49M21S</meta:editing-duration>
    <meta:editing-cycles>47</meta:editing-cycles>
    <meta:generator>LibreOffice/7.2.1.2$Windows_X86_64 LibreOffice_project/87b77fad49947c1441b67c559c339af8f3517e22</meta:generator>
    <meta:document-statistic meta:object-count="21"/>
  </office:meta>
</office:document-meta>
</file>